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fo:color="#0000ff"/>
    </style:style>
    <style:style style:name="P2" style:family="paragraph" style:parent-style-name="Text_20_body">
      <style:text-properties fo:color="#0000ff" officeooo:paragraph-rsid="0007ce18"/>
    </style:style>
    <style:style style:name="P3" style:family="paragraph" style:parent-style-name="Text_20_body">
      <style:text-properties fo:color="#0000ff" officeooo:rsid="0007ce18" officeooo:paragraph-rsid="0007ce18"/>
    </style:style>
    <style:style style:name="P4" style:family="paragraph" style:parent-style-name="Text_20_body">
      <style:text-properties fo:color="#000000"/>
    </style:style>
    <style:style style:name="P5" style:family="paragraph" style:parent-style-name="Text_20_body">
      <style:text-properties officeooo:paragraph-rsid="0007ce18"/>
    </style:style>
    <style:style style:name="T1" style:family="text">
      <style:text-properties fo:color="#0000ff"/>
    </style:style>
    <style:style style:name="T2" style:family="text">
      <style:text-properties fo:color="#0000ff" officeooo:rsid="0007ce18"/>
    </style:style>
    <style:style style:name="T3" style:family="text">
      <style:text-properties fo:color="#ff0000"/>
    </style:style>
    <style:style style:name="T4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space-before="-0.367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mRemarkSt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xlink:href="http://so.linuxidc.com/cse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://www.linuxidc.com/topicnews.aspx?tid=2" office:target-frame-name="_blank" xlink:show="new" text:style-name="Internet_20_link" text:visited-style-name="Visited_20_Internet_20_Link"><text:span text:style-name="Strong_20_Emphasis">Ubuntu</text:span></text:a><text:span text:style-name="Strong_20_Emphasis"> 16.04上安装arm-linux-gcc-4.4.3</text:span></text:p>
      <text:p text:style-name="P5"><text:span text:style-name="Strong_20_Emphasis"><text:span text:style-name="T2">一，从github上clone 安装包</text:span></text:span></text:p>
      <text:p text:style-name="P5"><text:span text:style-name="Strong_20_Emphasis"><text:span text:style-name="T2"><text:s text:c="4"/>git clone https://github.com/andyjhf/arm-linux-gcc-4.4.3</text:span></text:span></text:p>
      <text:p text:style-name="Text_20_body"><text:span text:style-name="Strong_20_Emphasis">二、解压安装包：</text:span></text:p>
      <text:p text:style-name="P1">sudo tar -zxvf arm-linux-gcc-4.4.3.tar.gz -C /</text:p>
      <text:p text:style-name="Text_20_body">注意C后面有一个空格，这样解压完成后的文件在：/ 路径下</text:p>
      <text:p text:style-name="Text_20_body"><text:span text:style-name="Strong_20_Emphasis">三、在/usr/local目录下新建arm目录，并拷贝/opt/FriendlyARM/toolschain/路径下的4.4.3到arm目录：</text:span></text:p>
      <text:p text:style-name="P1">cd /usr/local</text:p>
      <text:p text:style-name="P1">sudo mkdir arm</text:p>
      <text:p text:style-name="P1">sudo chmod 777 arm</text:p>
      <text:p text:style-name="P2">sudo cp -r /arm-linux-gcc-4.4.3 <text:s/>/usr/local/arm</text:p>
      <text:p text:style-name="P3">sudo mv /usr/local/arm/ arm-linux-gcc-4.4.3 /usr/local/arm/ arm-linux-gcc-4.4.3 <text:s/>//更改文件名</text:p>
      <text:p text:style-name="Text_20_body"><text:span text:style-name="Strong_20_Emphasis">四、修改环境变量，把arm-linux-gcc添加到PATH中：</text:span></text:p>
      <text:p text:style-name="Text_20_body">方法一：修改/etc/bash.bashrc文件，此文件只对当前用户适用</text:p>
      <text:p text:style-name="P1">sudo gedit /etc/bash.bashrc</text:p>
      <text:p text:style-name="Text_20_body">在最后加上export PATH=$PATH:/usr/local/arm/4.4.3/bin</text:p>
      <text:p text:style-name="Text_20_body">保存，退出，然后刷新环境变量使其生效：</text:p>
      <text:p text:style-name="P1">source /root/.bashrc</text:p>
      <text:p text:style-name="Text_20_body">方法二：修改/etc/profile文件，此文件对所有用户适用</text:p>
      <text:p text:style-name="P1">sudo gedit /etc/profile</text:p>
      <text:p text:style-name="Text_20_body">在最后加上export PATH=$PATH:/usr/local/arm/4.4.3/bin</text:p>
      <text:p text:style-name="Text_20_body">保存，退出，然后刷新环境变量使其生效：</text:p>
      <text:p text:style-name="P1">source /etc/profile</text:p>
      <text:p text:style-name="Text_20_body">方法三：修改/etc/environment文件</text:p>
      <text:p text:style-name="P1">sudo gedit /etc/environment</text:p>
      <text:p text:style-name="Text_20_body">在最后加上<text:span text:style-name="T3">:/usr/local/arm/4.4.3/bin</text:span></text:p>
      <text:p text:style-name="P4">保存，退出，然后重启系统</text:p>
      <text:p text:style-name="Text_20_body"><text:span text:style-name="Strong_20_Emphasis"><text:span text:style-name="T4">五、检查环境变量添加是否正确：</text:span></text:span></text:p>
      <text:p text:style-name="P1">echo $PATH</text:p>
      <text:p text:style-name="P4">如果可以显示<text:span text:style-name="T3">/usr/local/arm/4.4.3/bin</text:span>，那么环境变量添加成功</text:p>
      <text:p text:style-name="Text_20_body"><text:span text:style-name="Strong_20_Emphasis"><text:span text:style-name="T4">六、检查arm-linux-gcc是否安装正确：</text:span></text:span></text:p>
      <text:p text:style-name="P1"><text:soft-page-break/>arm-linux-gcc -v</text:p>
      <text:p text:style-name="Text_20_body"><text:span text:style-name="T4">Using built-in specs.<text:line-break/>Target: arm-none-linux-gnueabi<text:line-break/>Configured with: /opt/FriendlyARM/mini2440/build-toolschain/working/src/gcc-4.4.3/configure --build=i386-build_</text:span><text:a xlink:type="simple" xlink:href="http://www.linuxidc.com/topicnews.aspx?tid=10" office:target-frame-name="_blank" xlink:show="new" text:style-name="Internet_20_link" text:visited-style-name="Visited_20_Internet_20_Link">RedHat</text:a><text:span text:style-name="T4">-linux-gnu --host=i386-build_redhat-linux-gnu --target=arm-none-linux-gnueabi --prefix=/opt/FriendlyARM/toolschain/4.4.3 --with-sysroot=/opt/FriendlyARM/toolschain/4.4.3/arm-none-linux-gnueabi//sys-root --enable-languages=c,c++ --disable-multilib --with-arch=armv4t --with-cpu=arm920t --with-tune=arm920t --with-float=soft --with-pkgversion=ctng-1.6.1 --disable-sjlj-exceptions --enable-__cxa_atexit --with-gmp=/opt/FriendlyARM/toolschain/4.4.3 --with-mpfr=/opt/FriendlyARM/toolschain/4.4.3 --with-ppl=/opt/FriendlyARM/toolschain/4.4.3 --with-cloog=/opt/FriendlyARM/toolschain/4.4.3 --with-mpc=/opt/FriendlyARM/toolschain/4.4.3 --with-local-prefix=/opt/FriendlyARM/toolschain/4.4.3/arm-none-linux-gnueabi//sys-root --disable-nls --enable-threads=posix --enable-symvers=gnu --enable-c99 --enable-long-long --enable-target-optspace<text:line-break/>Thread model: posix<text:line-break/>gcc version 4.4.3 (ctng-1.6.1)</text:span></text:p>
      <text:p text:style-name="P4">显示已经安装成功。</text:p>
      <text:p text:style-name="Text_20_body"><text:span text:style-name="Strong_20_Emphasis"><text:span text:style-name="T4">七、编写测试程序，用arm-linux-gcc编译：</text:span></text:span></text:p>
      <text:p text:style-name="P4">建立一个空文档，编写以下代码，并保存为test.c:</text:p>
      <text:p text:style-name="P1">#include &lt;stdio.h&gt;</text:p>
      <text:p text:style-name="P1">void main(void)</text:p>
      <text:p text:style-name="P1">{</text:p>
      <text:p text:style-name="P1">　　printf("%s","Hello World!\n");</text:p>
      <text:p text:style-name="P1">}</text:p>
      <text:p text:style-name="P4">输入以下命令：</text:p>
      <text:p text:style-name="P1">arm-linux-gcc -o Hello test.c</text:p>
      <text:p text:style-name="P4">编译完成后会生成Hello可执行文件，输入以下命令可以查看生成的文件信息：</text:p>
      <text:p text:style-name="P1">readelf -h Hello</text:p>
      <text:p text:style-name="P4">ELF Header:<text:line-break/>  Magic:  7f 45 4c 46 01 01 01 00 00 00 00 00 00 00 00 00 <text:line-break/>  Class:                            ELF32<text:line-break/>  Data:                              2's complement, little endian<text:line-break/>  Version:                          1 (current)<text:line-break/>  OS/ABI:                            UNIX - System V<text:line-break/>  ABI Version:                      0<text:line-break/>  Type:                              EXEC (Executable file)<text:line-break/>  <text:span text:style-name="T3">Machine:                          ARM</text:span><text:line-break/>  Version:                          0x1<text:line-break/><text:soft-page-break/>  Entry point address:              0x8334<text:line-break/>  Start of program headers:          52 (bytes into file)<text:line-break/>  Start of section headers:          4464 (bytes into file)<text:line-break/>  Flags:                            0x5000002, Version5 EABI, &lt;unknown&gt;<text:line-break/>  Size of this header:              52 (bytes)<text:line-break/>  Size of program headers:          32 (bytes)<text:line-break/>  Number of program headers:        10<text:line-break/>  Size of section headers:          40 (bytes)<text:line-break/>  Number of section headers:        30<text:line-break/>  Section header string table index: 27</text:p>
      <text:p text:style-name="P4">可以看到可执行文件的平台为ARM平台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6:16:44.312552940</meta:creation-date>
    <dc:date>2017-11-08T16:21:39.468551224</dc:date>
    <meta:editing-duration>PT4M55S</meta:editing-duration>
    <meta:editing-cycles>1</meta:editing-cycles>
    <meta:document-statistic meta:table-count="0" meta:image-count="0" meta:object-count="0" meta:page-count="3" meta:paragraph-count="47" meta:word-count="597" meta:character-count="3201" meta:non-whitespace-character-count="2653"/>
    <meta:generator>LibreOffice/5.1.6.2$Linux_x86 LibreOffice_project/10m0$Build-2</meta:generator>
  </office:meta>
</office:document-meta>
</file>